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800000265ED98FA7345784C93.png" manifest:media-type="image/png"/>
  <manifest:file-entry manifest:full-path="Pictures/100000000000015100000323A2F93151E6C47412.png" manifest:media-type="image/png"/>
  <manifest:file-entry manifest:full-path="Pictures/100000000000028E00000191E922788F2E5CD5AD.png" manifest:media-type="image/png"/>
  <manifest:file-entry manifest:full-path="Pictures/100000000000014C00000204943DD50CEB080932.png" manifest:media-type="image/png"/>
  <manifest:file-entry manifest:full-path="Pictures/100000000000064200000148F8D6D38B62FEE5BA.png" manifest:media-type="image/png"/>
  <manifest:file-entry manifest:full-path="Pictures/1000000000000263000001DBAD4DDFCC5DDC315B.png" manifest:media-type="image/png"/>
  <manifest:file-entry manifest:full-path="Pictures/100000000000013B000002E979EE2E010C62241F.png" manifest:media-type="image/png"/>
  <manifest:file-entry manifest:full-path="Pictures/100000000000023E000001806001C8EC62F7151D.png" manifest:media-type="image/png"/>
  <manifest:file-entry manifest:full-path="Pictures/10000000000005490000010C63702725093CF5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6e0c" officeooo:paragraph-rsid="00026e0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Opportunity List view</text:p>
      <text:p text:style-name="Standard"/>
      <text:p text:style-name="Standard"/>
      <text:p text:style-name="Standard"><draw:frame draw:style-name="fr2" draw:name="Image1" text:anchor-type="char" svg:x="0in" svg:y="0.0929in" svg:width="6.6929in" svg:height="1.3252in" draw:z-index="0"><draw:image xlink:href="Pictures/10000000000005490000010C63702725093CF53C.png" xlink:type="simple" xlink:show="embed" xlink:actuate="onLoad" loext:mime-type="image/png"/></draw:frame></text:p>
      <text:p text:style-name="Standard"/>
      <text:p text:style-name="Standard"><draw:frame draw:style-name="fr1" draw:name="Image2" text:anchor-type="char" svg:width="4.5165in" svg:height="3.0217in" draw:z-index="1"><draw:image xlink:href="Pictures/100000000000023E000001806001C8EC62F7151D.png" xlink:type="simple" xlink:show="embed" xlink:actuate="onLoad" loext:mime-type="image/png"/></draw:frame></text:p>
      <text:p text:style-name="Standard"/>
      <text:p text:style-name="Standard"><draw:frame draw:style-name="fr2" draw:name="Image3" text:anchor-type="char" svg:x="1.6339in" svg:y="0.4819in" svg:width="3.4256in" svg:height="2.6634in" draw:z-index="2"><draw:image xlink:href="Pictures/1000000000000263000001DBAD4DDFCC5DDC315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char" svg:x="2.1311in" svg:y="0.0811in" svg:width="2.4311in" svg:height="3.7783in" draw:z-index="3"><draw:image xlink:href="Pictures/100000000000014C00000204943DD50CEB080932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3" draw:name="Image5" text:anchor-type="char" svg:width="6.6929in" svg:height="1.3701in" draw:z-index="4"><draw:image xlink:href="Pictures/100000000000064200000148F8D6D38B62FEE5BA.png" xlink:type="simple" xlink:show="embed" xlink:actuate="onLoad" loext:mime-type="image/png"/></draw:frame></text:p>
      <text:p text:style-name="Standard"><draw:frame draw:style-name="fr2" draw:name="Image6" text:anchor-type="char" svg:x="1.3492in" svg:y="0.1425in" svg:width="3.9953in" svg:height="2.4492in" draw:z-index="5"><draw:image xlink:href="Pictures/100000000000028E00000191E922788F2E5CD5AD.png" xlink:type="simple" xlink:show="embed" xlink:actuate="onLoad" loext:mime-type="image/png"/></draw:frame></text:p>
      <text:p text:style-name="Standard"/>
      <text:p text:style-name="Standard"><draw:frame draw:style-name="fr1" draw:name="Image7" text:anchor-type="char" svg:width="2.1972in" svg:height="5.2354in" draw:z-index="6"><draw:image xlink:href="Pictures/100000000000015100000323A2F93151E6C47412.png" xlink:type="simple" xlink:show="embed" xlink:actuate="onLoad" loext:mime-type="image/png"/></draw:frame><text:soft-page-break/></text:p>
      <text:p text:style-name="Standard"/>
      <text:p text:style-name="Standard"><draw:frame draw:style-name="fr1" draw:name="Image8" text:anchor-type="char" svg:width="3.2063in" svg:height="3.5602in" draw:z-index="7"><draw:image xlink:href="Pictures/100000000000022800000265ED98FA7345784C93.png" xlink:type="simple" xlink:show="embed" xlink:actuate="onLoad" loext:mime-type="image/png"/></draw:frame></text:p>
      <text:p text:style-name="Standard"/>
      <text:p text:style-name="Standard"><draw:frame draw:style-name="fr1" draw:name="Image9" text:anchor-type="char" svg:width="2.3516in" svg:height="5.5602in" draw:z-index="8"><draw:image xlink:href="Pictures/100000000000013B000002E979EE2E010C62241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00:41:04.839659910</meta:creation-date>
    <dc:date>2021-11-12T00:53:17.960486268</dc:date>
    <meta:editing-duration>PT12M9S</meta:editing-duration>
    <meta:editing-cycles>7</meta:editing-cycles>
    <meta:generator>LibreOffice/6.4.6.2$Linux_X86_64 LibreOffice_project/40$Build-2</meta:generator>
    <meta:document-statistic meta:table-count="0" meta:image-count="9" meta:object-count="0" meta:page-count="4" meta:paragraph-count="1" meta:word-count="3" meta:character-count="21" meta:non-whitespace-character-count="19"/>
  </office:meta>
</office:document-meta>
</file>